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6" style:family="table-cell">
      <style:table-cell-properties fo:background-color="#ffe994" fo:padding="0cm" fo:border="none" style:writing-mode="page">
        <style:background-image/>
      </style:table-cell-properties>
    </style:style>
    <style:style style:name="Tableau4.C7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e994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paragraph-properties fo:text-align="center" style:justify-single-word="false"/>
      <style:text-properties style:text-position="0% 100%" officeooo:rsid="001b6e33" officeooo:paragraph-rsid="001b6e33"/>
    </style:style>
    <style:style style:name="P21" style:family="paragraph" style:parent-style-name="Table_20_Contents">
      <style:text-properties officeooo:rsid="0013c147" officeooo:paragraph-rsid="0013c147"/>
    </style:style>
    <style:style style:name="P22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3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7" style:family="paragraph" style:parent-style-name="Text_20_body">
      <style:text-properties officeooo:paragraph-rsid="000dbe12"/>
    </style:style>
    <style:style style:name="P28" style:family="paragraph" style:parent-style-name="Table_20_Contents">
      <style:paragraph-properties fo:text-align="center" style:justify-single-word="false"/>
      <style:text-properties officeooo:rsid="001d6910" officeooo:paragraph-rsid="001d6910"/>
    </style:style>
    <style:style style:name="P29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1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 text:c="11"/>Récapitulatifs des T<text:span text:style-name="T2">p</text:span>s <text:span text:style-name="T2">I</text:span><text:span text:style-name="T1">nformatique<text:tab/></text:span></text:h>
      <text:h text:style-name="P30" text:outline-level="1"><text:span text:style-name="T8">Binôme :</text:span><text:span text:style-name="T9"> BRUNET Lug, MACZYTA Nicolas</text:span></text:h>
      <text:p text:style-name="P25">Remplir la colonne « état » de chacun des items des Tps.</text:p>
      <text:p text:style-name="P24">A : <text:span text:style-name="T1">Mieux</text:span> que demandés et/ou exercices facultatifs <text:span text:style-name="T1">fait.</text:span><text:tab/><text:span text:style-name="T1">B : Testé et validé.</text:span></text:p>
      <text:p text:style-name="P26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97327120592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797327183568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847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857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86688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879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890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900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2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91744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93040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797327194128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1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9732712187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797329590864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1"/>
          </table:table-cell>
        </table:table-row>
        <table:table-row table:style-name="TableLine9479733076220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076190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84160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85440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8684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88368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90016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8481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797332791840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1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797327200880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797332811824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797332812736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797332813664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797332815136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797332816416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6" office:value-type="string">
            <text:p text:style-name="P28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797332817952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7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1" text:outline-level="2">TP<text:span text:style-name="T5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797332794320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797332830224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3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797332831264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0">C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1:08:43.720000000</meta:creation-date>
    <dc:date>2022-02-07T23:48:29.126502969</dc:date>
    <meta:editing-duration>PT8H21M55S</meta:editing-duration>
    <meta:editing-cycles>17</meta:editing-cycles>
    <meta:generator>LibreOffice/7.0.4.2$Linux_X86_64 LibreOffice_project/0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